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fe72a" officeooo:paragraph-rsid="001fe72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343bc5" officeooo:paragraph-rsid="00343bc5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2128aa" officeooo:paragraph-rsid="002128a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2bec2" officeooo:paragraph-rsid="0022bec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3bcd0" officeooo:paragraph-rsid="0023bcd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88c43" officeooo:paragraph-rsid="00288c4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88c43" officeooo:paragraph-rsid="0024e4ff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8a3cb" officeooo:paragraph-rsid="0028a3cb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970e1" officeooo:paragraph-rsid="002970e1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9b3a2" officeooo:paragraph-rsid="0029b3a2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bc430" officeooo:paragraph-rsid="002bc430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bc430" officeooo:paragraph-rsid="0029b3a2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2c9857" officeooo:paragraph-rsid="002c9857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2dda60" officeooo:paragraph-rsid="002dda60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2e2391" officeooo:paragraph-rsid="002e2391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2eb806" officeooo:paragraph-rsid="002eb806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2f6767" officeooo:paragraph-rsid="002f6767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302803" officeooo:paragraph-rsid="00302803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241114" officeooo:paragraph-rsid="0023bcd0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36aa85" officeooo:paragraph-rsid="0036aa85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3b3bf3" officeooo:paragraph-rsid="003b3bf3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302803" officeooo:paragraph-rsid="00302803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3e7d56" officeooo:paragraph-rsid="003e7d56" style:font-size-asian="10.5pt" style:font-size-complex="12pt"/>
    </style:style>
    <style:style style:name="T1" style:family="text">
      <style:text-properties officeooo:rsid="0023bcd0"/>
    </style:style>
    <style:style style:name="T2" style:family="text">
      <style:text-properties officeooo:rsid="0032fd45"/>
    </style:style>
    <style:style style:name="T3" style:family="text">
      <style:text-properties officeooo:rsid="003789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O</text:p>
      <text:p text:style-name="P1"/>
      <text:p text:style-name="P1"/>
      <text:p text:style-name="P3">search engine optimisation , ou référencement naturel :</text:p>
      <text:p text:style-name="P3"/>
      <text:p text:style-name="P4">google a un logiciel, <text:span text:style-name="T2">un </text:span>robot appelé spider ou crawler<text:span text:style-name="T1">(chenille)</text:span>, l<text:span text:style-name="T2">qui </text:span>it toutes les pages puis extrait le texte. <text:span text:style-name="T2">Un</text:span> procédé appelé scraping<text:span text:style-name="T1">(grattage)</text:span>, indexation de la page.</text:p>
      <text:p text:style-name="P5">Ensuite il analyse et classe le site, les pages en fonction de différents paramètres :</text:p>
      <text:p text:style-name="P5">autorité, la cohérence, l’optimisation technique…</text:p>
      <text:p text:style-name="P5"/>
      <text:p text:style-name="P19"/>
      <text:p text:style-name="P7"/>
      <text:p text:style-name="P6"/>
      <text:p text:style-name="P6"/>
      <text:p text:style-name="P8">site custom ou cms <text:span text:style-name="T2">(content management system) </text:span>comme word press ou drupal.</text:p>
      <text:p text:style-name="P8"/>
      <text:p text:style-name="P9">outils analyse seo : google analytics, google search console <text:span text:style-name="T2">log fichier journal.</text:span></text:p>
      <text:p text:style-name="P10"/>
      <text:p text:style-name="P12"/>
      <text:p text:style-name="P11"/>
      <text:p text:style-name="P11">optiminez le seo via de bonnes performances techniques :</text:p>
      <text:p text:style-name="P11"/>
      <text:p text:style-name="P13">googleboot <text:s/>qui parcour<text:span text:style-name="T2">e</text:span> et indexe nos pages .</text:p>
      <text:p text:style-name="P13">crawlabilité d’un site →<text:span text:style-name="T2"> </text:span>facilité d’exploration d’un site.</text:p>
      <text:p text:style-name="P14">architecture simple, logique, pages allégé …</text:p>
      <text:p text:style-name="P14">indexation via mobile first !!</text:p>
      <text:p text:style-name="P14"/>
      <text:p text:style-name="P15">accelerez le chargement des pages :</text:p>
      <text:p text:style-name="P15"/>
      <text:p text:style-name="P14">images, redimmensionnés si trop grandes par rapport au conteneur … alléger..</text:p>
      <text:p text:style-name="P14">on peut compresser les images via différents logiciel imageoptim,pnggaunlet, compressor.io … </text:p>
      <text:p text:style-name="P14"/>
      <text:p text:style-name="P14">minifiez les ressources, <text:s/><text:a xlink:type="simple" xlink:href="http://www.minifier.org/" text:style-name="Internet_20_link" text:visited-style-name="Visited_20_Internet_20_Link">www.minifier.org</text:a> ou <text:a xlink:type="simple" xlink:href="http://www.compressmycode.com/" text:style-name="Internet_20_link" text:visited-style-name="Visited_20_Internet_20_Link">www.compressmycode.com</text:a> </text:p>
      <text:p text:style-name="P15">compresser les ressources via gzip ecrire du code …</text:p>
      <text:p text:style-name="P15"/>
      <text:p text:style-name="P15">espace cache, mémoire tampon provisoire pour acceler le tout, cache navigateur …</text:p>
      <text:p text:style-name="P15">cdn content delivery network, réseau de diffusion de contenu …</text:p>
      <text:p text:style-name="P15"/>
      <text:p text:style-name="P16">mesurer vitesse du site avec pingdom ou gtmetrix </text:p>
      <text:p text:style-name="P17">par rapport aux cms, utiliser les bons pluggins pour optimiser les images, les caches …</text:p>
      <text:p text:style-name="P18">js en front-end pas top pour crawling mieux http css</text:p>
      <text:p text:style-name="P18"/>
      <text:p text:style-name="P20">les images, photos et formats :</text:p>
      <text:p text:style-name="P20"/>
      <text:p text:style-name="P20">jpeg taille relativement leger bien pour les photos. pour icône ou autre peu être de moins bonne qualité. Pour les photos mieux que png se charge plus vite...</text:p>
      <text:p text:style-name="P20"/>
      <text:p text:style-name="P20">Png très bien peut rendre opaque et qualité <text:s/>top. En 8 ou <text:span text:style-name="T3">24</text:span> bit </text:p>
      <text:p text:style-name="P20"/>
      <text:p text:style-name="P20">giff pour animation…, bmp à proscrire pas pour le net …</text:p>
      <text:p text:style-name="P21">svg</text:p>
      <text:p text:style-name="P20"/>
      <text:p text:style-name="P18"><text:soft-page-break/></text:p>
      <text:p text:style-name="P23">site de calcul vitesse chargement : uptrends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"/>
      <text:p text:style-name="P2">ACCESSIBILITÉ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5:16:39.371757954</meta:creation-date>
    <dc:date>2022-04-06T17:42:41.883914859</dc:date>
    <meta:editing-duration>PT6H12M16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282" meta:character-count="1780" meta:non-whitespace-character-count="1520"/>
  </office:meta>
</office:document-meta>
</file>